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SC Regular" svg:font-family="Noto Sans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language="en" fo:country="US"/>
    </style:style>
  </office:automatic-styles>
  <office:body>
    <office:text text:use-soft-page-breaks="true">
      <text:p text:style-name="P1">Модуль Quadrat</text:p>
      <text:p text:style-name="P2"/>
      <text:p text:style-name="P3">Метод noSol</text:p>
      <text:p text:style-name="Standard"/>
      <text:p text:style-name="P4">Тест № 1</text:p>
      <text:p text:style-name="Standard">Цель: Правильное распознавание уравнений не имеющих решения</text:p>
      <text:p text:style-name="Standard">Тип: Позитивный</text:p>
      <text:p text:style-name="Standard">Входные данные: a = 2, b = 4,c = 18</text:p>
      <text:p text:style-name="Standard">Ожидаемый результат: quadrat.a = 0</text:p>
      <text:p text:style-name="Standard"/>
      <text:p text:style-name="P5">Метод oneSol</text:p>
      <text:p text:style-name="Standard"/>
      <text:p text:style-name="P6">Тест № 2</text:p>
      <text:p text:style-name="Standard">Цель: Правильное<text:s/>распознавание уравнений с одним корнем и его вычисление</text:p>
      <text:p text:style-name="Standard">Тип: Позитивный</text:p>
      <text:p text:style-name="Standard">Входные данные: a = 1, b = 6,c = 9</text:p>
      <text:p text:style-name="Standard">Ожидаемый результат: quadrat.a = 0, quadrat.b = -3</text:p>
      <text:p text:style-name="Standard"/>
      <text:p text:style-name="P7">Метод twoSol</text:p>
      <text:p text:style-name="Standard"/>
      <text:p text:style-name="P8">Тест № 3</text:p>
      <text:p text:style-name="Standard">Цель: Правильное распознавание уравнений с двумя корнями и их<text:s/>приблизительное вычисление</text:p>
      <text:p text:style-name="Standard">Тип: Позитивный</text:p>
      <text:p text:style-name="Standard">Входные данные: a = 4, b = 8,c = 1</text:p>
      <text:p text:style-name="Standard">Ожидаемый результат: quadrat.a = 2, quadrat.b = -0.133974, quadrat.c = -1.866025</text:p>
      <text:p text:style-name="Standard"/>
      <text:p text:style-name="P9">Метод Negative</text:p>
      <text:p text:style-name="Standard"/>
      <text:p text:style-name="P10">Тест № 4</text:p>
      <text:p text:style-name="Standard">Цель: Приблизительное вычисление корней с наличием отрицательных входных данных</text:p>
      <text:p text:style-name="Standard">Тип: Позитивный</text:p>
      <text:p text:style-name="Standard">Входные данные: a = -4, b = 6, c = 4</text:p>
      <text:p text:style-name="Standard">Ожидаемый результат: quadrat.a = 2, quadrat.b =-0.5, quadrat.c = 2</text:p>
      <text:p text:style-name="Standard"/>
      <text:p text:style-name="P11">Метод Unexpected</text:p>
      <text:p text:style-name="Standard"/>
      <text:p text:style-name="P12">Тест № 5</text:p>
      <text:p text:style-name="Standard">Цель: Получение правильного результата при нестандартном вводе</text:p>
      <text:p text:style-name="Standard">Тип: Негативный</text:p>
      <text:p text:style-name="Standard">Входные<text:s/>данные: a = 0, b = 0,c = 0</text:p>
      <text:p text:style-name="Standard">Ожидаемый результат: quadrat.a = -1</text:p>
      <text:p text:style-name="Standard"/>
      <text:p text:style-name="P13">Тест № 6</text:p>
      <text:p text:style-name="Standard">Цель:<text:s/>Правильное распознавание неквадратных уравнений</text:p>
      <text:p text:style-name="Standard">Тип: Негативный</text:p>
      <text:p text:style-name="Standard">Входные данные: a = 0, b = 1,c = 1</text:p>
      <text:p text:style-name="Standard">Ожидаемый результат: quadrat.a = 1, quadrat.b = -1</text:p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SC Regular" svg:font-family="Noto Sans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xer</dc:creator>
    <meta:creation-date>2020-03-11T09:50:00Z</meta:creation-date>
    <dc:date>2020-03-24T10:21:00Z</dc:date>
    <meta:template xlink:href="Normal.dotm" xlink:type="simple"/>
    <meta:editing-cycles>13</meta:editing-cycles>
    <meta:editing-duration>PT4860S</meta:editing-duration>
    <meta:document-statistic meta:page-count="1" meta:paragraph-count="2" meta:word-count="179" meta:character-count="1198" meta:row-count="8" meta:non-whitespace-character-count="1021"/>
  </office:meta>
</office:document-meta>
</file>